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2AC2D17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automatic" presentation:duration="PT00H00M01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68cm"/>
    </style:style>
    <style:style style:name="gr2" style:family="graphic" style:parent-style-name="standard">
      <style:graphic-properties svg:stroke-color="#000000" draw:fill="none" draw:fill-color="#ffffff" draw:textarea-horizontal-align="justify" draw:auto-grow-height="true" draw:auto-grow-width="true" fo:min-height="0.537cm" fo:min-width="0.977cm" fo:padding-top="0.1cm" fo:padding-bottom="0.1cm" fo:padding-left="0.1cm" fo:padding-right="0.1cm"/>
    </style:style>
    <style:style style:name="gr3" style:family="graphic" style:parent-style-name="standard">
      <style:graphic-properties draw:stroke="none" svg:stroke-color="#000000" draw:fill="solid" draw:fill-color="#008000" draw:textarea-horizontal-align="left" draw:auto-grow-height="true" draw:auto-grow-width="true" fo:min-height="0.512cm" fo:min-width="0.868cm"/>
    </style:style>
    <style:style style:name="gr4" style:family="graphic" style:parent-style-name="standard">
      <style:graphic-properties svg:stroke-width="0.2cm" svg:stroke-color="#000000" draw:marker-start-width="0.5cm" draw:marker-end-width="0.5cm" draw:fill="none" draw:fill-color="#ffffff" draw:textarea-horizontal-align="justify" draw:auto-grow-height="true" draw:auto-grow-width="true" fo:min-height="0.537cm" fo:min-width="0.977cm" fo:padding-top="0.1cm" fo:padding-bottom="0.1cm" fo:padding-left="0.1cm" fo:padding-right="0.1cm"/>
    </style:style>
    <style:style style:name="gr5" style:family="graphic" style:parent-style-name="standard">
      <style:graphic-properties svg:stroke-color="#000000" draw:fill="solid" draw:fill-color="#00ff00" draw:textarea-horizontal-align="justify" draw:auto-grow-height="true" draw:auto-grow-width="true" fo:min-height="0.537cm" fo:min-width="0.977cm" fo:padding-top="0.1cm" fo:padding-bottom="0.1cm" fo:padding-left="0.1cm" fo:padding-right="0.1cm"/>
    </style:style>
    <style:style style:name="gr6" style:family="graphic" style:parent-style-name="standard">
      <style:graphic-properties svg:stroke-color="#000000" draw:fill="gradient" draw:fill-color="#ffffff" draw:fill-gradient-name="Gradient_20_4" draw:opacity="50%" draw:textarea-horizontal-align="justify" draw:auto-grow-height="true" draw:auto-grow-width="true" fo:min-height="0.537cm" fo:min-width="0.977cm" fo:padding-top="0.1cm" fo:padding-bottom="0.1cm" fo:padding-left="0.1cm" fo:padding-right="0.1cm" draw:shadow="visible" draw:shadow-opacity="50%"/>
    </style:style>
    <style:style style:name="gr7" style:family="graphic" style:parent-style-name="standard">
      <style:graphic-properties svg:stroke-color="#000000" draw:fill-color="#00b8ff" draw:textarea-horizontal-align="center" draw:textarea-vertical-align="middle"/>
    </style:style>
    <style:style style:name="gr8" style:family="graphic" style:parent-style-name="objectwithoutfill">
      <style:graphic-properties svg:stroke-color="#000000" draw:fill="none" draw:fill-color="#00b8ff" draw:textarea-horizontal-align="center" draw:textarea-vertical-align="middle"/>
    </style:style>
    <style:style style:name="gr9" style:family="graphic" style:parent-style-name="objectwithoutfill">
      <style:graphic-properties svg:stroke-color="#000000" draw:fill="none" draw:fill-color="#ffffff" draw:textarea-horizontal-align="center" draw:textarea-vertical-align="middle" draw:shadow="visible"/>
    </style:style>
    <style:style style:name="gr10" style:family="graphic" style:parent-style-name="objectwithoutfill">
      <style:graphic-properties svg:stroke-color="#000000" draw:fill="solid" draw:fill-color="#ffffff" draw:textarea-horizontal-align="center" draw:textarea-vertical-align="middle" draw:shadow="visible"/>
    </style:style>
    <style:style style:name="gr11" style:family="graphic">
      <style:graphic-properties style:protect="size"/>
    </style:style>
    <style:style style:name="gr12" style:family="graphic" style:parent-style-name="measure">
      <style:graphic-properties draw:textarea-horizontal-align="center" draw:textarea-vertical-align="middle" draw:end-guide="1.7cm" draw:show-unit="true"/>
    </style:style>
    <style:style style:name="gr13" style:family="graphic" style:parent-style-name="measure">
      <style:graphic-properties draw:stroke="dash" draw:stroke-dash="Line_20_Style_20_2" svg:stroke-width="0.3cm" draw:marker-start-width="0.65cm" draw:marker-end-width="0.65cm" svg:stroke-opacity="65%" draw:textarea-horizontal-align="center" draw:textarea-vertical-align="middle" draw:show-unit="true" draw:placing="below"/>
    </style:style>
    <style:style style:name="gr14" style:family="graphic" style:parent-style-name="standard">
      <style:graphic-properties svg:stroke-color="#000000" draw:fill="gradient" draw:fill-color="#00b8ff" draw:fill-gradient-name="Gradient_20_5" draw:textarea-horizontal-align="center" draw:textarea-vertical-align="middle"/>
    </style:style>
    <style:style style:name="gr15" style:family="graphic" style:parent-style-name="standard">
      <style:graphic-properties svg:stroke-width="0.3cm" svg:stroke-color="#000000" draw:marker-start-width="0.65cm" draw:marker-end-width="0.65cm" draw:fill-color="#00b8ff" draw:textarea-horizontal-align="center" draw:textarea-vertical-align="middle" fo:padding-top="0.15cm" fo:padding-bottom="0.15cm" fo:padding-left="0.15cm" fo:padding-right="0.15cm" draw:shadow="visible"/>
    </style:style>
    <style:style style:name="gr16" style:family="graphic" style:parent-style-name="standard">
      <style:graphic-properties svg:stroke-width="0.3cm" svg:stroke-color="#000000" draw:marker-start-width="0.65cm" draw:marker-end-width="0.65cm" draw:fill="bitmap" draw:fill-color="#00b8ff" draw:fill-image-name="Space_20_Metal" draw:textarea-horizontal-align="center" draw:textarea-vertical-align="middle" fo:padding-top="0.15cm" fo:padding-bottom="0.15cm" fo:padding-left="0.15cm" fo:padding-right="0.15cm" draw:shadow="visible"/>
    </style:style>
    <style:style style:name="gr17" style:family="graphic" style:parent-style-name="standard">
      <style:graphic-properties draw:stroke="dash" draw:stroke-dash="Line_20_Style_20_3" svg:stroke-width="0.3cm" svg:stroke-color="#000000" draw:marker-start="Arrowheads_20_10" draw:marker-start-width="0.65cm" draw:marker-end-width="0.65cm" draw:fill="hatch" draw:fill-color="#00b8ff" draw:fill-hatch-name="Hatch_20_3" draw:textarea-horizontal-align="center" draw:textarea-vertical-align="middle" fo:padding-top="0.15cm" fo:padding-bottom="0.15cm" fo:padding-left="0.15cm" fo:padding-right="0.15cm" draw:shadow="visible"/>
    </style:style>
    <style:style style:name="gr18" style:family="graphic" style:parent-style-name="objectwithoutfill">
      <style:graphic-properties draw:stroke="dash" draw:stroke-dash="Line_20_Style_20_3" svg:stroke-width="0.1cm" svg:stroke-color="#000000" draw:marker-start="Arrowheads_20_12" draw:marker-start-width="0.35cm" draw:marker-end-width="0.35cm" draw:fill="none" draw:fill-color="#00b8ff" draw:textarea-horizontal-align="center" draw:textarea-vertical-align="middle" fo:padding-top="0.05cm" fo:padding-bottom="0.05cm" fo:padding-left="0.05cm" fo:padding-right="0.05cm"/>
    </style:style>
    <style:style style:name="gr19" style:family="graphic" style:parent-style-name="objectwithoutfill">
      <style:graphic-properties svg:stroke-color="#000000" draw:marker-start="Arrowheads_20_14" draw:marker-start-center="true" draw:marker-end="Arrowheads_20_15" draw:marker-end-center="true" draw:fill="none" draw:fill-color="#00b8ff" draw:textarea-horizontal-align="center" draw:textarea-vertical-align="middle"/>
    </style:style>
    <style:style style:name="gr20" style:family="graphic" style:parent-style-name="standard">
      <style:graphic-properties svg:stroke-color="#000000" draw:marker-start="Circle" draw:marker-start-width="0.25cm" draw:fill-color="#00b8ff" draw:textarea-horizontal-align="center" draw:textarea-vertical-align="middle"/>
    </style:style>
    <style:style style:name="gr21" style:family="graphic" style:parent-style-name="standard">
      <style:graphic-properties svg:stroke-width="0.3cm" svg:stroke-color="#000000" draw:marker-start="Circle" draw:marker-start-width="0.7cm" draw:marker-end-width="0.65cm" svg:stroke-opacity="25%" draw:fill-color="#00b8ff" draw:textarea-horizontal-align="center" draw:textarea-vertical-align="middle" fo:padding-top="0.15cm" fo:padding-bottom="0.15cm" fo:padding-left="0.15cm" fo:padding-right="0.15cm" draw:shadow="hidden"/>
    </style:style>
    <style:style style:name="gr22" style:family="graphic" style:parent-style-name="standard">
      <style:graphic-properties svg:stroke-color="#000000" draw:fill-color="#00b8ff" draw:textarea-horizontal-align="center" draw:textarea-vertical-align="middle" draw:shadow="visible"/>
    </style:style>
    <style:style style:name="gr23" style:family="graphic" style:parent-style-name="standard">
      <style:graphic-properties svg:stroke-width="0.3cm" svg:stroke-color="#000000" draw:marker-start="Circle" draw:marker-start-width="0.7cm" draw:marker-end="Arrowheads_20_16" draw:marker-end-width="0.65cm" draw:fill-color="#00b8ff" draw:textarea-horizontal-align="center" draw:textarea-vertical-align="middle" fo:padding-top="0.15cm" fo:padding-bottom="0.15cm" fo:padding-left="0.15cm" fo:padding-right="0.15cm" draw:shadow="visible"/>
    </style:style>
    <style:style style:name="gr24" style:family="graphic" style:parent-style-name="standard">
      <style:graphic-properties draw:stroke="none" svg:stroke-width="0cm" svg:stroke-color="#000000" draw:marker-start="" draw:marker-start-width="0cm" draw:marker-start-center="false" draw:marker-end="" draw:marker-end-width="0cm" draw:marker-end-center="false" svg:stroke-opacity="100%" draw:stroke-linejoin="round" draw:fill="solid" draw:fill-color="#00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5" style:family="graphic" style:parent-style-name="standard">
      <style:graphic-properties draw:stroke="none" svg:stroke-width="0cm" draw:marker-start-width="0cm" draw:marker-end-width="0cm" draw:fill="solid" draw:fill-color="#00ffff" dr3d:vertical-segments="4" dr3d:backface-culling="disabled" dr3d:close-front="true" dr3d:close-back="true"/>
    </style:style>
    <style:style style:name="pr1" style:family="presentation" style:parent-style-name="lyt-cool-notes" style:list-style-name="L2">
      <style:graphic-properties draw:fill-color="#ffffff" draw:auto-grow-height="true" fo:min-height="11.411cm"/>
    </style:style>
    <style:style style:name="pr2" style:family="presentation" style:parent-style-name="lyt-cool-notes" style:list-style-name="L2">
      <style:graphic-properties draw:fill-color="#ffffff" draw:auto-grow-height="true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  <style:text-properties style:text-outline="true" fo:text-shadow="1pt 1pt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T1" style:family="text">
      <style:text-properties style:text-outline="true" style:text-line-through-style="solid" fo:text-shadow="1pt 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>
        <office:forms form:automatic-focus="false" form:apply-design-mode="false"/>
        <draw:frame draw:style-name="gr1" draw:text-style-name="P1" draw:id="id7" draw:layer="layout" svg:width="1.907cm" svg:height="0.988cm" svg:x="2.066cm" svg:y="2cm">
          <draw:text-box>
            <text:p text:style-name="P1">Text</text:p>
          </draw:text-box>
        </draw:frame>
        <draw:caption draw:style-name="gr2" draw:text-style-name="P2" draw:id="id8" draw:layer="layout" svg:width="1.607cm" svg:height="0.938cm" svg:x="10.467cm" svg:y="2.987cm" draw:caption-point-x="-1.359cm" draw:caption-point-y="-1.309cm">
          <text:p text:style-name="P2">Text</text:p>
        </draw:caption>
        <draw:frame draw:style-name="gr3" draw:text-style-name="P3" draw:id="id9" draw:layer="layout" svg:width="1.907cm" svg:height="0.988cm" svg:x="2.066cm" svg:y="3.276cm">
          <draw:text-box>
            <text:p text:style-name="P1"><text:span text:style-name="T1">Text</text:span></text:p>
          </draw:text-box>
        </draw:frame>
        <draw:caption draw:style-name="gr4" draw:text-style-name="P2" draw:id="id10" draw:layer="layout" svg:width="1.607cm" svg:height="0.938cm" svg:x="10.467cm" svg:y="8.728cm" draw:caption-point-x="-1.359cm" draw:caption-point-y="-1.309cm">
          <text:p text:style-name="P2">Text</text:p>
        </draw:caption>
        <draw:caption draw:style-name="gr5" draw:text-style-name="P2" draw:id="id11" draw:layer="layout" svg:width="1.607cm" svg:height="0.938cm" svg:x="10.467cm" svg:y="10.642cm" draw:caption-point-x="-1.359cm" draw:caption-point-y="-1.309cm">
          <text:p text:style-name="P2">Text</text:p>
        </draw:caption>
        <draw:caption draw:style-name="gr6" draw:text-style-name="P2" draw:id="id12" draw:layer="layout" svg:width="1.607cm" svg:height="0.938cm" svg:x="10.467cm" svg:y="14.469cm" draw:caption-point-x="-1.359cm" draw:caption-point-y="-1.309cm">
          <text:p text:style-name="P2">Text</text:p>
        </draw:caption>
        <draw:rect draw:style-name="gr7" draw:text-style-name="P4" draw:id="id13" draw:layer="layout" svg:width="1.534cm" svg:height="1.534cm" svg:x="14.893cm" svg:y="4.215cm">
          <text:p text:style-name="P1"/>
        </draw:rect>
        <draw:rect draw:style-name="gr7" draw:text-style-name="P4" draw:id="id14" draw:layer="layout" svg:width="3.306cm" svg:height="1.83cm" svg:x="18.256cm" svg:y="1.5cm" draw:corner-radius="0.5cm">
          <text:p text:style-name="P1"/>
        </draw:rect>
        <draw:rect draw:style-name="gr8" draw:id="id15" draw:layer="layout" svg:width="2.774cm" svg:height="2.124cm" svg:x="17.105cm" svg:y="4.038cm">
          <text:p text:style-name="P1"/>
        </draw:rect>
        <draw:rect draw:style-name="gr9" draw:id="id16" draw:layer="layout" svg:width="2.036cm" svg:height="2.036cm" svg:x="23.863cm" svg:y="4.451cm" draw:corner-radius="0.5cm">
          <text:p text:style-name="P1"/>
        </draw:rect>
        <draw:ellipse draw:style-name="gr7" draw:text-style-name="P4" draw:id="id17" draw:layer="layout" svg:width="4.426cm" svg:height="1.121cm" svg:x="15.099cm" svg:y="7.402cm">
          <text:p text:style-name="P1"/>
        </draw:ellipse>
        <draw:circle draw:style-name="gr7" draw:text-style-name="P4" draw:id="id18" draw:layer="layout" svg:width="2.449cm" svg:height="2.449cm" svg:x="20.853cm" svg:y="7.254cm">
          <text:p text:style-name="P1"/>
        </draw:circle>
        <draw:ellipse draw:style-name="gr7" draw:text-style-name="P4" draw:id="id19" draw:layer="layout" svg:width="2.988cm" svg:height="1.118cm" svg:x="15.012cm" svg:y="9.5cm" draw:kind="section" draw:start-angle="215.52" draw:end-angle="111.31">
          <text:p text:style-name="P1"/>
        </draw:ellipse>
        <draw:circle draw:style-name="gr7" draw:text-style-name="P4" draw:id="id20" draw:layer="layout" svg:width="2.361cm" svg:height="2.361cm" svg:x="18.994cm" svg:y="9.703cm" draw:kind="section" draw:start-angle="29.69" draw:end-angle="268.47">
          <text:p text:style-name="P1"/>
        </draw:circle>
        <draw:ellipse draw:style-name="gr7" draw:text-style-name="P4" draw:id="id21" draw:layer="layout" svg:width="2.479cm" svg:height="1.948cm" svg:x="23.863cm" svg:y="10.5cm" draw:kind="cut" draw:start-angle="230.52" draw:end-angle="60.1">
          <text:p text:style-name="P1"/>
        </draw:ellipse>
        <draw:path draw:style-name="gr7" draw:text-style-name="P4" draw:id="id22" draw:layer="layout" svg:width="6.264cm" svg:height="3.605cm" svg:x="16cm" svg:y="13.394cm" svg:viewBox="0 0 6265 3606" svg:d="m3283 1047c-355 146-683 373-915 678-209 273-47 732 324 796 353 61 705 132 1062 178 317 40 628 20 945 59 329 40 590-287 914-237 433 68 677 517 650 886-29 393-678 76-1003 118-407 51-792-188-1033-502-302-391-905-571-1033-1062-118-454 531-405 796-354 343 66 660 234 1004 236 232 1 938 481 531-206-222-376-560-718-974-856-337-113-725-112-1062 0-485 161-269 760-442 1121-143 297 194 690-355 797-409 79-784 132-1180 206-407 77-761-283-974-590-251-362-594-772-531-1239 43-315 368-835 767-620 377 203 762 410 1033 767 293 385 710 690 1180 856 350 124 747 172 1092 0 648-323-79-708-354-885-435-281-614 352-944 384-379 36-761-190-1003-472-216-251-757-638-473-945 242-260 751-180 1063 59l236 295 118 207z">
          <text:p text:style-name="P1"/>
        </draw:path>
        <draw:path draw:style-name="gr10" draw:id="id23" draw:layer="layout" svg:width="4.484cm" svg:height="1.511cm" svg:x="23.051cm" svg:y="16.981cm" svg:viewBox="0 0 4485 1512" svg:d="m3318 67c-2921 737-2980 1416 89 1445s-1210-1386-2980-1504 2537 1032 2537 1032">
          <text:p text:style-name="P1"/>
        </draw:path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fly-in-slow" presentation:preset-sub-type="from-bottom">
                  <anim:set smil:begin="0s" smil:dur="0.0004s" smil:fill="hold" smil:targetElement="id7" smil:attributeName="visibility" smil:to="visible"/>
                  <anim:animate smil:dur="2s" smil:fill="hold" smil:targetElement="id7" smil:attributeName="x" smil:values="x;x" smil:keyTimes="0;1" smil:additive="base"/>
                  <anim:animate smil:dur="2s" smil:fill="hold" smil:targetElement="id7" smil:attributeName="y" smil:values="1+height/2;y" smil:keyTimes="0;1" smil:additive="base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bottom">
                  <anim:set smil:begin="0s" smil:dur="0.0004s" smil:fill="hold" smil:targetElement="id8" smil:attributeName="visibility" smil:to="visible"/>
                  <anim:animate smil:dur="2s" smil:fill="hold" smil:targetElement="id8" smil:attributeName="x" smil:values="x;x" smil:keyTimes="0;1" smil:additive="base"/>
                  <anim:animate smil:dur="2s" smil:fill="hold" smil:targetElement="id8" smil:attributeName="y" smil:values="1+height/2;y" smil:keyTimes="0;1" smil:additive="base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bottom">
                  <anim:set smil:begin="0s" smil:dur="0.0004s" smil:fill="hold" smil:targetElement="id9" smil:attributeName="visibility" smil:to="visible"/>
                  <anim:animate smil:dur="2s" smil:fill="hold" smil:targetElement="id9" smil:attributeName="x" smil:values="x;x" smil:keyTimes="0;1" smil:additive="base"/>
                  <anim:animate smil:dur="2s" smil:fill="hold" smil:targetElement="id9" smil:attributeName="y" smil:values="1+height/2;y" smil:keyTimes="0;1" smil:additive="base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bottom">
                  <anim:set smil:begin="0s" smil:dur="0.0004s" smil:fill="hold" smil:targetElement="id10" smil:attributeName="visibility" smil:to="visible"/>
                  <anim:animate smil:dur="2s" smil:fill="hold" smil:targetElement="id10" smil:attributeName="x" smil:values="x;x" smil:keyTimes="0;1" smil:additive="base"/>
                  <anim:animate smil:dur="2s" smil:fill="hold" smil:targetElement="id10" smil:attributeName="y" smil:values="1+height/2;y" smil:keyTimes="0;1" smil:additive="base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bottom">
                  <anim:set smil:begin="0s" smil:dur="0.0004s" smil:fill="hold" smil:targetElement="id11" smil:attributeName="visibility" smil:to="visible"/>
                  <anim:animate smil:dur="2s" smil:fill="hold" smil:targetElement="id11" smil:attributeName="x" smil:values="x;x" smil:keyTimes="0;1" smil:additive="base"/>
                  <anim:animate smil:dur="2s" smil:fill="hold" smil:targetElement="id11" smil:attributeName="y" smil:values="1+height/2;y" smil:keyTimes="0;1" smil:additive="base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bottom">
                  <anim:set smil:begin="0s" smil:dur="0.0004s" smil:fill="hold" smil:targetElement="id12" smil:attributeName="visibility" smil:to="visible"/>
                  <anim:animate smil:dur="2s" smil:fill="hold" smil:targetElement="id12" smil:attributeName="x" smil:values="x;x" smil:keyTimes="0;1" smil:additive="base"/>
                  <anim:animate smil:dur="2s" smil:fill="hold" smil:targetElement="id12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13" smil:attributeName="visibility" smil:to="visible"/>
                  <anim:animate smil:dur="2s" smil:fill="hold" smil:targetElement="id13" smil:attributeName="width" smil:values="0;width" smil:keyTimes="0;1" smil:additive="base"/>
                  <anim:animate smil:dur="2s" smil:fill="hold" smil:targetElement="id13" smil:attributeName="height" smil:values="0;height" smil:keyTimes="0;1" smil:additive="base"/>
                  <anim:transitionFilter smil:dur="2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14" smil:attributeName="visibility" smil:to="visible"/>
                  <anim:animate smil:dur="2s" smil:fill="hold" smil:targetElement="id14" smil:attributeName="width" smil:values="0;width" smil:keyTimes="0;1" smil:additive="base"/>
                  <anim:animate smil:dur="2s" smil:fill="hold" smil:targetElement="id14" smil:attributeName="height" smil:values="0;height" smil:keyTimes="0;1" smil:additive="base"/>
                  <anim:transitionFilter smil:dur="2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15" smil:attributeName="visibility" smil:to="visible"/>
                  <anim:animate smil:dur="2s" smil:fill="hold" smil:targetElement="id15" smil:attributeName="width" smil:values="0;width" smil:keyTimes="0;1" smil:additive="base"/>
                  <anim:animate smil:dur="2s" smil:fill="hold" smil:targetElement="id15" smil:attributeName="height" smil:values="0;height" smil:keyTimes="0;1" smil:additive="base"/>
                  <anim:transitionFilter smil:dur="2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16" smil:attributeName="visibility" smil:to="visible"/>
                  <anim:animate smil:dur="2s" smil:fill="hold" smil:targetElement="id16" smil:attributeName="width" smil:values="0;width" smil:keyTimes="0;1" smil:additive="base"/>
                  <anim:animate smil:dur="2s" smil:fill="hold" smil:targetElement="id16" smil:attributeName="height" smil:values="0;height" smil:keyTimes="0;1" smil:additive="base"/>
                  <anim:transitionFilter smil:dur="2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17" smil:attributeName="visibility" smil:to="visible"/>
                  <anim:animate smil:dur="2s" smil:fill="hold" smil:targetElement="id17" smil:attributeName="width" smil:values="0;width" smil:keyTimes="0;1" smil:additive="base"/>
                  <anim:animate smil:dur="2s" smil:fill="hold" smil:targetElement="id17" smil:attributeName="height" smil:values="0;height" smil:keyTimes="0;1" smil:additive="base"/>
                  <anim:transitionFilter smil:dur="2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18" smil:attributeName="visibility" smil:to="visible"/>
                  <anim:animate smil:dur="2s" smil:fill="hold" smil:targetElement="id18" smil:attributeName="width" smil:values="0;width" smil:keyTimes="0;1" smil:additive="base"/>
                  <anim:animate smil:dur="2s" smil:fill="hold" smil:targetElement="id18" smil:attributeName="height" smil:values="0;height" smil:keyTimes="0;1" smil:additive="base"/>
                  <anim:transitionFilter smil:dur="2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19" smil:attributeName="visibility" smil:to="visible"/>
                  <anim:animate smil:dur="2s" smil:fill="hold" smil:targetElement="id19" smil:attributeName="width" smil:values="0;width" smil:keyTimes="0;1" smil:additive="base"/>
                  <anim:animate smil:dur="2s" smil:fill="hold" smil:targetElement="id19" smil:attributeName="height" smil:values="0;height" smil:keyTimes="0;1" smil:additive="base"/>
                  <anim:transitionFilter smil:dur="2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20" smil:attributeName="visibility" smil:to="visible"/>
                  <anim:animate smil:dur="2s" smil:fill="hold" smil:targetElement="id20" smil:attributeName="width" smil:values="0;width" smil:keyTimes="0;1" smil:additive="base"/>
                  <anim:animate smil:dur="2s" smil:fill="hold" smil:targetElement="id20" smil:attributeName="height" smil:values="0;height" smil:keyTimes="0;1" smil:additive="base"/>
                  <anim:transitionFilter smil:dur="2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21" smil:attributeName="visibility" smil:to="visible"/>
                  <anim:animate smil:dur="2s" smil:fill="hold" smil:targetElement="id21" smil:attributeName="width" smil:values="0;width" smil:keyTimes="0;1" smil:additive="base"/>
                  <anim:animate smil:dur="2s" smil:fill="hold" smil:targetElement="id21" smil:attributeName="height" smil:values="0;height" smil:keyTimes="0;1" smil:additive="base"/>
                  <anim:transitionFilter smil:dur="2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22" smil:attributeName="visibility" smil:to="visible"/>
                  <anim:animate smil:dur="2s" smil:fill="hold" smil:targetElement="id22" smil:attributeName="width" smil:values="0;width" smil:keyTimes="0;1" smil:additive="base"/>
                  <anim:animate smil:dur="2s" smil:fill="hold" smil:targetElement="id22" smil:attributeName="height" smil:values="0;height" smil:keyTimes="0;1" smil:additive="base"/>
                  <anim:transitionFilter smil:dur="2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23" smil:attributeName="visibility" smil:to="visible"/>
                  <anim:animate smil:dur="2s" smil:fill="hold" smil:targetElement="id23" smil:attributeName="width" smil:values="0;width" smil:keyTimes="0;1" smil:additive="base"/>
                  <anim:animate smil:dur="2s" smil:fill="hold" smil:targetElement="id23" smil:attributeName="height" smil:values="0;height" smil:keyTimes="0;1" smil:additive="base"/>
                  <anim:transitionFilter smil:dur="2s" smil:targetElement="id23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3.706cm" svg:height="10.28cm" svg:x="3.647cm" svg:y="2.853cm" draw:page-number="1" presentation:class="page"/>
          <draw:frame presentation:style-name="pr1" draw:text-style-name="P5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cool">
        <office:forms form:automatic-focus="false" form:apply-design-mode="false"/>
        <draw:measure draw:style-name="gr12" draw:text-style-name="P1" draw:id="id24" draw:layer="layout" svg:x1="3.314cm" svg:y1="1.397cm" svg:x2="8.014cm" svg:y2="4.669cm">
          <text:p text:style-name="P1"><text:measure text:kind="gap"/><text:measure text:kind="value">5,73</text:measure><text:measure text:kind="unit">cm</text:measure><text:measure text:kind="gap"/></text:p>
        </draw:measure>
        <draw:measure draw:style-name="gr13" draw:text-style-name="P1" draw:id="id25" draw:layer="layout" svg:x1="10.853cm" svg:y1="4.783cm" svg:x2="13.53cm" svg:y2="6.647cm">
          <text:p text:style-name="P1"><text:measure text:kind="gap"/><text:measure text:kind="value">3,26</text:measure><text:measure text:kind="unit">cm</text:measure><text:measure text:kind="gap"/></text:p>
        </draw:measure>
        <draw:measure draw:style-name="measure" draw:id="id26" draw:layer="layout" svg:x1="21.311cm" svg:y1="1.821cm" svg:x2="24.429cm" svg:y2="3.992cm">
          <text:p text:style-name="P1"><text:measure text:kind="gap"/><text:measure text:kind="value">3,8</text:measure><text:measure text:kind="unit">cm</text:measure><text:measure text:kind="gap"/></text:p>
        </draw:measure>
        <draw:path draw:style-name="gr14" draw:text-style-name="P4" draw:id="id27" draw:layer="layout" svg:width="4.029cm" svg:height="1.982cm" svg:x="19cm" svg:y="10.296cm" svg:viewBox="0 0 4030 1983" svg:d="m1951 0c-1239 1715-343 2535 1582 1582s-2287-1315-3335-953 2401 648 2401 648z">
          <text:p text:style-name="P1"/>
        </draw:path>
        <draw:path draw:style-name="gr15" draw:text-style-name="P4" draw:id="id28" draw:layer="layout" svg:width="4.029cm" svg:height="1.982cm" svg:x="23.471cm" svg:y="8.5cm" svg:viewBox="0 0 4030 1983" svg:d="m1951 0c-1239 1715-343 2535 1582 1582s-2287-1315-3335-953 2401 648 2401 648z">
          <text:p text:style-name="P1"/>
        </draw:path>
        <draw:path draw:style-name="gr16" draw:text-style-name="P4" draw:id="id29" draw:layer="layout" svg:width="4.029cm" svg:height="1.982cm" svg:x="23.471cm" svg:y="13.89cm" svg:viewBox="0 0 4030 1983" svg:d="m1951 0c-1239 1715-343 2535 1582 1582s-2287-1315-3335-953 2401 648 2401 648z">
          <text:p text:style-name="P1"/>
        </draw:path>
        <draw:path draw:style-name="gr17" draw:text-style-name="P4" draw:id="id30" draw:layer="layout" svg:width="4.028cm" svg:height="1.982cm" draw:transform="skewX (0.000174532925199401) rotate (1.54758344774308) translate (23.1045378535892cm 20.1076842641357cm)" svg:viewBox="0 0 4029 1983" svg:d="m1951 47130c-1238 1715-342 2535 1582 1582s-2287-1315-3335-953 2401 648 2401 648z">
          <text:p text:style-name="P1"/>
        </draw:path>
        <draw:path draw:style-name="gr8" draw:id="id31" draw:layer="layout" svg:width="2.089cm" svg:height="0.704cm" svg:x="0.909cm" svg:y="14cm" svg:viewBox="0 0 2090 705" svg:d="m543 31c1362 344 1389 661-41 674s564-646 1389-701-1183 481-1183 481">
          <text:p text:style-name="P1"/>
        </draw:path>
        <draw:path draw:style-name="gr18" draw:id="id32" draw:layer="layout" svg:width="2.089cm" svg:height="0.704cm" svg:x="0.909cm" svg:y="15.297cm" svg:viewBox="0 0 2090 705" svg:d="m543 31c1362 344 1389 661-41 674s564-646 1389-701-1183 481-1183 481">
          <text:p text:style-name="P1"/>
        </draw:path>
        <draw:path draw:style-name="gr19" draw:id="id33" draw:layer="layout" svg:width="2.089cm" svg:height="0.704cm" svg:x="0.909cm" svg:y="19.188cm" svg:viewBox="0 0 2090 705" svg:d="m543 31c1362 344 1389 661-41 674s564-646 1389-701-1183 481-1183 481">
          <text:p text:style-name="P1"/>
        </draw:path>
        <draw:rect draw:style-name="gr7" draw:text-style-name="P4" draw:id="id1" draw:layer="layout" svg:width="0.835cm" svg:height="0.658cm" svg:x="4.555cm" svg:y="13.663cm">
          <text:p text:style-name="P1"/>
        </draw:rect>
        <draw:rect draw:style-name="gr7" draw:text-style-name="P4" draw:id="id2" draw:layer="layout" svg:width="0.835cm" svg:height="0.658cm" svg:x="6.719cm" svg:y="15.131cm">
          <text:p text:style-name="P1"/>
        </draw:rect>
        <draw:connector draw:style-name="gr20" draw:text-style-name="P4" draw:id="id34" draw:layer="layout" draw:type="curve" svg:x1="4.972cm" svg:y1="14.321cm" svg:x2="7.136cm" svg:y2="15.131cm" draw:start-shape="id1" draw:start-glue-point="2" draw:end-shape="id2" draw:end-glue-point="0">
          <text:p text:style-name="P1"/>
        </draw:connector>
        <draw:rect draw:style-name="gr7" draw:text-style-name="P4" draw:id="id3" draw:layer="layout" svg:width="0.835cm" svg:height="0.658cm" svg:x="4.555cm" svg:y="16.076cm">
          <text:p text:style-name="P1"/>
        </draw:rect>
        <draw:rect draw:style-name="gr7" draw:text-style-name="P4" draw:id="id4" draw:layer="layout" svg:width="0.835cm" svg:height="0.658cm" svg:x="6.719cm" svg:y="17.544cm">
          <text:p text:style-name="P1"/>
        </draw:rect>
        <draw:connector draw:style-name="gr21" draw:text-style-name="P4" draw:id="id35" draw:layer="layout" svg:x1="4.972cm" svg:y1="16.734cm" svg:x2="7.136cm" svg:y2="17.544cm" draw:start-shape="id3" draw:start-glue-point="2" draw:end-shape="id4" draw:end-glue-point="0">
          <text:p text:style-name="P1"/>
        </draw:connector>
        <draw:rect draw:style-name="gr22" draw:text-style-name="P4" draw:id="id5" draw:layer="layout" svg:width="0.835cm" svg:height="0.658cm" svg:x="4.556cm" svg:y="18.378cm">
          <text:p text:style-name="P1"/>
        </draw:rect>
        <draw:rect draw:style-name="gr22" draw:text-style-name="P4" draw:id="id6" draw:layer="layout" svg:width="0.835cm" svg:height="0.658cm" svg:x="6.72cm" svg:y="19.846cm">
          <text:p text:style-name="P1"/>
        </draw:rect>
        <draw:connector draw:style-name="gr23" draw:text-style-name="P4" draw:id="id36" draw:layer="layout" draw:type="lines" svg:x1="4.973cm" svg:y1="19.036cm" svg:x2="7.137cm" svg:y2="19.846cm" draw:start-shape="id5" draw:start-glue-point="2" draw:end-shape="id6" draw:end-glue-point="0">
          <text:p text:style-name="P1"/>
        </draw:connector>
        <dr3d:scene draw:style-name="gr24" svg:width="5.152cm" svg:height="7.043cm" svg:x="12.348cm" svg:y="12.5cm" dr3d:transform="matrix (0.878433654121597 -0.00357297209794512 0.477850969630664 -0.237320902506108 0.864677256606922 0.44273246000312 -0.414768736213646 -0.502315116014952 0.758713661194143 -4.15780067181462cm 15.1309474955172cm 7.75685516832802cm)" dr3d:vrp="(0 0 7717.14285714286)" dr3d:vpn="(0 0 5717.14285714286)" dr3d:projection="perspective" dr3d:distance="2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5" draw:layer="layout" svg:viewBox="0 -19500 1000 4000" svg:d="m500-15500v-1500l500-500-1000-1000v-1000"/>
        </dr3d:scene>
        <anim:par presentation:node-type="timing-root">
          <anim:seq presentation:node-type="main-sequence">
            <anim:par smil:begin="0s">
              <anim:par smil:begin="0s">
                <anim:iterate smil:begin="0s" smil:fill="hold" presentation:preset-property="Zoom" presentation:node-type="with-previous" presentation:preset-class="entrance" presentation:preset-id="ooo-entrance-zoom" presentation:preset-sub-type="in" smil:targetElement="id24" anim:sub-item="text" anim:iterate-type="by-letter" anim:iterate-interval="0.2s">
                  <anim:set smil:begin="0s" smil:dur="0.00025s" smil:fill="hold" anim:sub-item="text" smil:attributeName="visibility" smil:to="visible"/>
                  <anim:animate smil:dur="0.125s" smil:fill="hold" anim:sub-item="text" smil:attributeName="width" smil:values="0;width" smil:keyTimes="0;1"/>
                  <anim:animate smil:dur="0.125s" smil:fill="hold" anim:sub-item="text" smil:attributeName="height" smil:values="0;height" smil:keyTimes="0;1"/>
                </anim:iterate>
                <anim:iterate smil:begin="0s" smil:fill="hold" presentation:node-type="with-previous" presentation:preset-class="entrance" presentation:preset-id="ooo-entrance-rise-up" smil:targetElement="id25" anim:sub-item="text" anim:iterate-type="by-letter" anim:iterate-interval="0.2s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0.9s" smil:fill="hold" smil:decelerate="1" anim:sub-item="text" smil:attributeName="y" smil:values="y+1;y-.03" smil:keyTimes="0;1"/>
                  <anim:animate smil:begin="0.9s" smil:dur="0.1s" smil:fill="hold" smil:accelerate="1" anim:sub-item="text" smil:attributeName="y" smil:values="y-.03;y" smil:keyTimes="0;1"/>
                </anim:iterate>
                <anim:par smil:begin="0s" smil:fill="hold" presentation:node-type="with-previous" presentation:preset-class="entrance" presentation:preset-id="ooo-entrance-zoom" presentation:preset-sub-type="in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0;width" smil:keyTimes="0;1" smil:additive="base"/>
                  <anim:animate smil:dur="0.5s" smil:fill="hold" smil:targetElement="id26" smil:attributeName="height" smil:values="0;height" smil:keyTimes="0;1" smil:additive="base"/>
                </anim:par>
                <anim:par smil:begin="0s" smil:fill="hold" presentation:node-type="with-previous" presentation:preset-class="entrance" presentation:preset-id="ooo-entrance-zoom" presentation:preset-sub-type="in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0;width" smil:keyTimes="0;1" smil:additive="base"/>
                  <anim:animate smil:dur="0.5s" smil:fill="hold" smil:targetElement="id27" smil:attributeName="height" smil:values="0;height" smil:keyTimes="0;1" smil:additive="base"/>
                </anim:par>
                <anim:par smil:begin="0s" smil:fill="hold" presentation:node-type="with-previous" presentation:preset-class="entrance" presentation:preset-id="ooo-entrance-zoom" presentation:preset-sub-type="in">
                  <anim:set smil:begin="0s" smil:dur="0.001s" smil:fill="hold" smil:targetElement="id28" smil:attributeName="visibility" smil:to="visible"/>
                  <anim:animate smil:dur="0.5s" smil:fill="hold" smil:targetElement="id28" smil:attributeName="width" smil:values="0;width" smil:keyTimes="0;1" smil:additive="base"/>
                  <anim:animate smil:dur="0.5s" smil:fill="hold" smil:targetElement="id28" smil:attributeName="height" smil:values="0;height" smil:keyTimes="0;1" smil:additive="base"/>
                </anim:par>
                <anim:par smil:begin="0s" smil:fill="hold" presentation:node-type="with-previous" presentation:preset-class="entrance" presentation:preset-id="ooo-entrance-zoom" presentation:preset-sub-type="in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0;width" smil:keyTimes="0;1" smil:additive="base"/>
                  <anim:animate smil:dur="0.5s" smil:fill="hold" smil:targetElement="id29" smil:attributeName="height" smil:values="0;height" smil:keyTimes="0;1" smil:additive="base"/>
                </anim:par>
                <anim:par smil:begin="0s" smil:fill="hold" presentation:node-type="with-previous" presentation:preset-class="entrance" presentation:preset-id="ooo-entrance-zoom" presentation:preset-sub-type="in">
                  <anim:set smil:begin="0s" smil:dur="0.001s" smil:fill="hold" smil:targetElement="id30" smil:attributeName="visibility" smil:to="visible"/>
                  <anim:animate smil:dur="0.5s" smil:fill="hold" smil:targetElement="id30" smil:attributeName="width" smil:values="0;width" smil:keyTimes="0;1" smil:additive="base"/>
                  <anim:animate smil:dur="0.5s" smil:fill="hold" smil:targetElement="id30" smil:attributeName="height" smil:values="0;height" smil:keyTimes="0;1" smil:additive="bas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0;width" smil:keyTimes="0;1" smil:additive="base"/>
                  <anim:animate smil:dur="0.5s" smil:fill="hold" smil:targetElement="id31" smil:attributeName="height" smil:values="0;height" smil:keyTimes="0;1" smil:additive="base"/>
                  <anim:transitionFilter smil:dur="0.5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0;width" smil:keyTimes="0;1" smil:additive="base"/>
                  <anim:animate smil:dur="0.5s" smil:fill="hold" smil:targetElement="id32" smil:attributeName="height" smil:values="0;height" smil:keyTimes="0;1" smil:additive="base"/>
                  <anim:transitionFilter smil:dur="0.5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3" smil:attributeName="visibility" smil:to="visible"/>
                  <anim:animate smil:dur="0.5s" smil:fill="hold" smil:targetElement="id33" smil:attributeName="width" smil:values="0;width" smil:keyTimes="0;1" smil:additive="base"/>
                  <anim:animate smil:dur="0.5s" smil:fill="hold" smil:targetElement="id33" smil:attributeName="height" smil:values="0;height" smil:keyTimes="0;1" smil:additive="base"/>
                  <anim:transitionFilter smil:dur="0.5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 smil:additive="base"/>
                  <anim:animate smil:dur="0.5s" smil:fill="hold" smil:targetElement="id1" smil:attributeName="height" smil:values="0;height" smil:keyTimes="0;1" smil:additive="base"/>
                  <anim:transitionFilter smil:dur="0.5s" smil:targetElement="id1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" smil:attributeName="visibility" smil:to="visible"/>
                  <anim:animate smil:dur="0.5s" smil:fill="hold" smil:targetElement="id2" smil:attributeName="width" smil:values="0;width" smil:keyTimes="0;1" smil:additive="base"/>
                  <anim:animate smil:dur="0.5s" smil:fill="hold" smil:targetElement="id2" smil:attributeName="height" smil:values="0;height" smil:keyTimes="0;1" smil:additive="base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4" smil:attributeName="visibility" smil:to="visible"/>
                  <anim:animate smil:dur="0.5s" smil:fill="hold" smil:targetElement="id34" smil:attributeName="width" smil:values="0;width" smil:keyTimes="0;1" smil:additive="base"/>
                  <anim:animate smil:dur="0.5s" smil:fill="hold" smil:targetElement="id34" smil:attributeName="height" smil:values="0;height" smil:keyTimes="0;1" smil:additive="base"/>
                  <anim:transitionFilter smil:dur="0.5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0;width" smil:keyTimes="0;1" smil:additive="base"/>
                  <anim:animate smil:dur="0.5s" smil:fill="hold" smil:targetElement="id3" smil:attributeName="height" smil:values="0;height" smil:keyTimes="0;1" smil:additive="base"/>
                  <anim:transitionFilter smil:dur="0.5s" smil:targetElement="id3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0;width" smil:keyTimes="0;1" smil:additive="base"/>
                  <anim:animate smil:dur="0.5s" smil:fill="hold" smil:targetElement="id4" smil:attributeName="height" smil:values="0;height" smil:keyTimes="0;1" smil:additive="base"/>
                  <anim:transitionFilter smil:dur="0.5s" smil:targetElement="id4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0;width" smil:keyTimes="0;1" smil:additive="base"/>
                  <anim:animate smil:dur="0.5s" smil:fill="hold" smil:targetElement="id35" smil:attributeName="height" smil:values="0;height" smil:keyTimes="0;1" smil:additive="base"/>
                  <anim:transitionFilter smil:dur="0.5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0;width" smil:keyTimes="0;1" smil:additive="base"/>
                  <anim:animate smil:dur="0.5s" smil:fill="hold" smil:targetElement="id5" smil:attributeName="height" smil:values="0;height" smil:keyTimes="0;1" smil:additive="base"/>
                  <anim:transitionFilter smil:dur="0.5s" smil:targetElement="id5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0;width" smil:keyTimes="0;1" smil:additive="base"/>
                  <anim:animate smil:dur="0.5s" smil:fill="hold" smil:targetElement="id6" smil:attributeName="height" smil:values="0;height" smil:keyTimes="0;1" smil:additive="base"/>
                  <anim:transitionFilter smil:dur="0.5s" smil:targetElement="id6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6" smil:attributeName="visibility" smil:to="visible"/>
                  <anim:animate smil:dur="0.5s" smil:fill="hold" smil:targetElement="id36" smil:attributeName="width" smil:values="0;width" smil:keyTimes="0;1" smil:additive="base"/>
                  <anim:animate smil:dur="0.5s" smil:fill="hold" smil:targetElement="id36" smil:attributeName="height" smil:values="0;height" smil:keyTimes="0;1" smil:additive="base"/>
                  <anim:transitionFilter smil:dur="0.5s" smil:targetElement="id36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3.706cm" svg:height="10.28cm" svg:x="3.647cm" svg:y="2.853cm" draw:page-number="2" presentation:class="page"/>
          <draw:frame presentation:style-name="pr2" draw:text-style-name="P5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5" draw:display-name="Gradient 5" draw:style="square" draw:cx="50%" draw:cy="50%" draw:start-color="#008000" draw:end-color="#800080" draw:start-intensity="100%" draw:end-intensity="100%" draw:angle="1200" draw:border="40%"/>
    <draw:hatch draw:name="Hatch_20_3" draw:display-name="Hatch 3" draw:style="triple" draw:color="#000080" draw:distance="0.12cm" draw:rotation="0"/>
    <draw:fill-image draw:name="Space_20_Metal" draw:display-name="Space Metal" xlink:href="Pictures/100000000000005E0000005E2AC2D17B.png" xlink:type="simple" xlink:show="embed" xlink:actuate="onLoad"/>
    <draw:marker draw:name="Arrow" svg:viewBox="0 0 20 30" svg:d="m10 0-10 30h20z"/>
    <draw:marker draw:name="Arrowheads_20_10" draw:display-name="Arrowheads 10" svg:viewBox="0 0 20 30" svg:d="m10 0-10 30h20z"/>
    <draw:marker draw:name="Arrowheads_20_12" draw:display-name="Arrowheads 12" svg:viewBox="0 0 20 30" svg:d="m10 0-10 30h20z"/>
    <draw:marker draw:name="Arrowheads_20_14" draw:display-name="Arrowheads 14" svg:viewBox="0 0 20 30" svg:d="m10 0-10 30h20z"/>
    <draw:marker draw:name="Arrowheads_20_15" draw:display-name="Arrowheads 15" svg:viewBox="0 0 20 30" svg:d="m10 0-10 30h20z"/>
    <draw:marker draw:name="Arrowheads_20_16" draw:display-name="Arrowheads 16" svg:viewBox="0 0 20 30" svg:d="m10 0-10 30h20z"/>
    <draw:marker draw:name="Circle" svg:viewBox="0 0 200 200" svg:d="m100 0c0-55-45-100-100-100s-100 45-100 100 45 100 100 100 100-45 100-100z"/>
    <draw:stroke-dash draw:name="Line_20_Style_20_2" draw:display-name="Line Style 2" draw:style="rect" draw:dots1="1" draw:dots1-length="0.5cm" draw:dots2="1" draw:dots2-length="0.5cm" draw:distance="0.5cm"/>
    <draw:stroke-dash draw:name="Line_20_Style_20_3" draw:display-name="Line Style 3" draw:style="rect" draw:dots1="2" draw:dots1-length="0.05cm" draw:dots2="3" draw:dots2-length="0.25cm" draw:distance="0.1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Lucidasans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</text:page-number></text:span></text:p>
        </draw:text-box>
      </draw:frame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Linux OpenOffice.org_project/680m233$Build-9228$CWS-reportdesign01</meta:generator>
    <meta:creation-date>2007-04-16T09:42:23</meta:creation-date>
    <dc:date>2007-11-02T15:09:45</dc:date>
    <meta:editing-cycles>6</meta:editing-cycles>
    <meta:editing-duration>PT2H36M46S</meta:editing-duration>
    <meta:user-defined meta:name="Info 1"/>
    <meta:user-defined meta:name="Info 2"/>
    <meta:user-defined meta:name="Info 3"/>
    <meta:user-defined meta:name="Info 4"/>
    <meta:document-statistic meta:object-count="60"/>
  </office:meta>
</office:document-meta>
</file>